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F1F7E11A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91in"/>
    </style:style>
    <style:style style:name="co2" style:family="table-column">
      <style:table-column-properties fo:break-before="auto" style:column-width="1.1319in"/>
    </style:style>
    <style:style style:name="co3" style:family="table-column">
      <style:table-column-properties fo:break-before="auto" style:column-width="0.98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2815in" svg:y="0.3354in">
            <draw:object draw:notify-on-update-of-ranges="Sheet1.A1:Sheet1.A1 Sheet1.A2:Sheet1.A172 Sheet1.C1:Sheet1.C1 Sheet1.C2:Sheet1.C17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1862in" svg:y="4.2705in">
            <draw:object draw:notify-on-update-of-ranges="Sheet1.A1:Sheet1.A1 Sheet1.A2:Sheet1.A172 Sheet1.B1:Sheet1.B1 Sheet1.B2:Sheet1.B17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<text:s/>total completed </text:p>
          </table:table-cell>
          <table:table-cell office:value-type="string" calcext:value-type="string">
            <text:p><text:s/>avg time 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55556" calcext:value-type="float">
            <text:p>1.555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0.7778" calcext:value-type="float">
            <text:p>20.77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5.8" calcext:value-type="float">
            <text:p>35.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0.3333" calcext:value-type="float">
            <text:p>30.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52.7" calcext:value-type="float">
            <text:p>52.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51.9" calcext:value-type="float">
            <text:p>51.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268.444" calcext:value-type="float">
            <text:p>268.44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26.4" calcext:value-type="float">
            <text:p>126.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62.3" calcext:value-type="float">
            <text:p>62.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698.4" calcext:value-type="float">
            <text:p>1698.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741.3" calcext:value-type="float">
            <text:p>741.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48.1" calcext:value-type="float">
            <text:p>48.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63.9" calcext:value-type="float">
            <text:p>63.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250.9" calcext:value-type="float">
            <text:p>250.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471.6" calcext:value-type="float">
            <text:p>471.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70.556" calcext:value-type="float">
            <text:p>370.55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532.8" calcext:value-type="float">
            <text:p>1532.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507.5" calcext:value-type="float">
            <text:p>507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608.3" calcext:value-type="float">
            <text:p>608.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912.8" calcext:value-type="float">
            <text:p>912.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492.4" calcext:value-type="float">
            <text:p>492.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389.1" calcext:value-type="float">
            <text:p>389.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53.6" calcext:value-type="float">
            <text:p>153.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47.7" calcext:value-type="float">
            <text:p>147.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408.3" calcext:value-type="float">
            <text:p>408.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481.111" calcext:value-type="float">
            <text:p>481.1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376.667" calcext:value-type="float">
            <text:p>376.6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15.5" calcext:value-type="float">
            <text:p>115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50.3" calcext:value-type="float">
            <text:p>150.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018.1" calcext:value-type="float">
            <text:p>1018.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413.889" calcext:value-type="float">
            <text:p>413.8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326.5" calcext:value-type="float">
            <text:p>326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862.2" calcext:value-type="float">
            <text:p>1862.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904.444" calcext:value-type="float">
            <text:p>904.4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327.6" calcext:value-type="float">
            <text:p>327.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345.9" calcext:value-type="float">
            <text:p>345.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4000.2" calcext:value-type="float">
            <text:p>4000.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887.5" calcext:value-type="float">
            <text:p>887.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944.8" calcext:value-type="float">
            <text:p>1944.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607.556" calcext:value-type="float">
            <text:p>607.55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2368.5" calcext:value-type="float">
            <text:p>2368.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1081.89" calcext:value-type="float">
            <text:p>1081.8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09.3" calcext:value-type="float">
            <text:p>1009.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988.375" calcext:value-type="float">
            <text:p>988.3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1378.56" calcext:value-type="float">
            <text:p>1378.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817.5" calcext:value-type="float">
            <text:p>817.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1007.2" calcext:value-type="float">
            <text:p>1007.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1184.5" calcext:value-type="float">
            <text:p>1184.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523.9" calcext:value-type="float">
            <text:p>1523.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555.3" calcext:value-type="float">
            <text:p>555.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1619.5" calcext:value-type="float">
            <text:p>1619.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2570.22" calcext:value-type="float">
            <text:p>2570.2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554.1" calcext:value-type="float">
            <text:p>1554.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3454.86" calcext:value-type="float">
            <text:p>3454.8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77.5" calcext:value-type="float">
            <text:p>277.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2065.88" calcext:value-type="float">
            <text:p>2065.8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3454.5" calcext:value-type="float">
            <text:p>3454.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office:value-type="float" office:value="140.444" calcext:value-type="float">
            <text:p>140.44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3718.6" calcext:value-type="float">
            <text:p>3718.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647.429" calcext:value-type="float">
            <text:p>647.4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3629.2" calcext:value-type="float">
            <text:p>3629.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170.1" calcext:value-type="float">
            <text:p>2170.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1545.56" calcext:value-type="float">
            <text:p>1545.5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office:value-type="float" office:value="600.556" calcext:value-type="float">
            <text:p>600.55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office:value-type="float" office:value="1601.89" calcext:value-type="float">
            <text:p>1601.8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4163.4" calcext:value-type="float">
            <text:p>4163.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1509.6" calcext:value-type="float">
            <text:p>1509.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1852.9" calcext:value-type="float">
            <text:p>1852.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4050.1" calcext:value-type="float">
            <text:p>4050.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606.3" calcext:value-type="float">
            <text:p>1606.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7631.6" calcext:value-type="float">
            <text:p>7631.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office:value-type="float" office:value="1458.67" calcext:value-type="float">
            <text:p>1458.6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3081.25" calcext:value-type="float">
            <text:p>3081.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3458.57" calcext:value-type="float">
            <text:p>3458.5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  <table:table-cell office:value-type="float" office:value="2334" calcext:value-type="float">
            <text:p>233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3116.5" calcext:value-type="float">
            <text:p>3116.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3454.33" calcext:value-type="float">
            <text:p>3454.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float" office:value="1478.3" calcext:value-type="float">
            <text:p>1478.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float" office:value="4615.71" calcext:value-type="float">
            <text:p>4615.7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office:value-type="float" office:value="2820.29" calcext:value-type="float">
            <text:p>2820.2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3549.86" calcext:value-type="float">
            <text:p>3549.8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" calcext:value-type="float">
            <text:p>9</text:p>
          </table:table-cell>
          <table:table-cell office:value-type="float" office:value="2813.11" calcext:value-type="float">
            <text:p>2813.1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office:value-type="float" office:value="5057.33" calcext:value-type="float">
            <text:p>5057.3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office:value-type="float" office:value="2832.38" calcext:value-type="float">
            <text:p>2832.3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office:value-type="float" office:value="2035.38" calcext:value-type="float">
            <text:p>2035.3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1311.12" calcext:value-type="float">
            <text:p>1311.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850.5" calcext:value-type="float">
            <text:p>1850.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3893" calcext:value-type="float">
            <text:p>389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2899.11" calcext:value-type="float">
            <text:p>2899.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  <table:table-cell office:value-type="float" office:value="2816.25" calcext:value-type="float">
            <text:p>2816.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  <table:table-cell office:value-type="float" office:value="1863.8" calcext:value-type="float">
            <text:p>1863.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office:value-type="float" office:value="6590.38" calcext:value-type="float">
            <text:p>6590.3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5102.5" calcext:value-type="float">
            <text:p>5102.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8631.14" calcext:value-type="float">
            <text:p>8631.1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7460" calcext:value-type="float">
            <text:p>746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3363.8" calcext:value-type="float">
            <text:p>3363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" calcext:value-type="float">
            <text:p>9</text:p>
          </table:table-cell>
          <table:table-cell office:value-type="float" office:value="8951.22" calcext:value-type="float">
            <text:p>8951.2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office:value-type="float" office:value="12252.6" calcext:value-type="float">
            <text:p>12252.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office:value-type="float" office:value="7914.88" calcext:value-type="float">
            <text:p>7914.8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office:value-type="float" office:value="1481.14" calcext:value-type="float">
            <text:p>1481.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5T00:17:16.339518216</dc:date>
    <meta:document-statistic meta:table-count="1" meta:cell-count="516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05cm" chart:symbol-height="0.05cm" chart:link-data-style-to-source="true">
        <chart:symbol-image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chart-properties loext:regression-name="   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width="0.051cm" svg:stroke-color="#aecf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02cm" svg:y="0.316cm" chart:style-name="ch2">
          <text:p>BACKTRACKING 4-Color</text:p>
        </chart:title>
        <chart:legend chart:legend-position="end" svg:x="12.437cm" svg:y="3.94cm" style:legend-expansion="high" chart:style-name="ch3"/>
        <chart:plot-area chart:style-name="ch4" table:cell-range-address="Sheet1.A1:Sheet1.A172 Sheet1.C1:Sheet1.C172" chart:data-source-has-labels="row" svg:x="0.32cm" svg:y="1.327cm" svg:width="11.797cm" svg:height="7.493cm">
          <chartooo:coordinate-region svg:x="1.593cm" svg:y="1.532cm" svg:width="10.216cm" svg:height="6.629cm"/>
          <chart:axis chart:dimension="x" chart:name="primary-x" chart:style-name="ch5"/>
          <chart:axis chart:dimension="y" chart:name="primary-y" chart:style-name="ch5"/>
          <chart:series chart:style-name="ch6" chart:values-cell-range-address="Sheet1.C2:Sheet1.C172" chart:label-cell-address="Sheet1.C1:Sheet1.C1" chart:class="chart:scatter">
            <chart:domain table:cell-range-address="Sheet1.A2:Sheet1.A172"/>
            <chart:regression-curve chart:style-name="ch7"/>
            <chart:data-point chart:repeated="1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avg time (ms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172</svg:desc>
                </draw:g>
              </table:table-cell>
              <table:table-cell office:value-type="float" office:value="0.2">
                <text:p>0.2</text:p>
                <draw:g>
                  <svg:desc>Sheet1.C2:Sheet1.C1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.55556">
                <text:p>1.55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20.7778">
                <text:p>20.77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30.3333">
                <text:p>30.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268.444">
                <text:p>268.4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126.4">
                <text:p>126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1698.4">
                <text:p>1698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741.3">
                <text:p>741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250.9">
                <text:p>250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471.6">
                <text:p>471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370.556">
                <text:p>370.5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532.8">
                <text:p>1532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507.5">
                <text:p>507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608.3">
                <text:p>608.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912.8">
                <text:p>912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492.4">
                <text:p>492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389.1">
                <text:p>389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153.6">
                <text:p>153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147.7">
                <text:p>147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408.3">
                <text:p>408.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481.111">
                <text:p>481.1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376.667">
                <text:p>376.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150.3">
                <text:p>150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1018.1">
                <text:p>1018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413.889">
                <text:p>413.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326.5">
                <text:p>326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1862.2">
                <text:p>1862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904.444">
                <text:p>904.4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327.6">
                <text:p>327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345.9">
                <text:p>345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4000.2">
                <text:p>4000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1944.8">
                <text:p>1944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607.556">
                <text:p>607.5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2368.5">
                <text:p>2368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81.89">
                <text:p>1081.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1009.3">
                <text:p>1009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988.375">
                <text:p>988.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1378.56">
                <text:p>1378.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817.5">
                <text:p>817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007.2">
                <text:p>1007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184.5">
                <text:p>1184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523.9">
                <text:p>1523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555.3">
                <text:p>555.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619.5">
                <text:p>1619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2570.22">
                <text:p>2570.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554.1">
                <text:p>1554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3454.86">
                <text:p>3454.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277.5">
                <text:p>277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2065.88">
                <text:p>2065.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3454.5">
                <text:p>3454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40.444">
                <text:p>140.4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3718.6">
                <text:p>3718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647.429">
                <text:p>647.4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3629.2">
                <text:p>3629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2170.1">
                <text:p>2170.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545.56">
                <text:p>1545.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600.556">
                <text:p>600.5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1601.89">
                <text:p>1601.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4163.4">
                <text:p>4163.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509.6">
                <text:p>1509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852.9">
                <text:p>1852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4050.1">
                <text:p>4050.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1606.3">
                <text:p>1606.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7631.6">
                <text:p>7631.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458.67">
                <text:p>1458.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3081.25">
                <text:p>3081.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3458.57">
                <text:p>3458.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3116.5">
                <text:p>3116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3454.33">
                <text:p>3454.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1478.3">
                <text:p>1478.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4615.71">
                <text:p>4615.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2820.29">
                <text:p>2820.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3549.86">
                <text:p>3549.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2813.11">
                <text:p>2813.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5057.33">
                <text:p>5057.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2832.38">
                <text:p>2832.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2035.38">
                <text:p>2035.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">
                <text:p>159</text:p>
              </table:table-cell>
              <table:table-cell office:value-type="float" office:value="1311.12">
                <text:p>1311.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1850.5">
                <text:p>1850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2899.11">
                <text:p>2899.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2816.25">
                <text:p>2816.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">
                <text:p>164</text:p>
              </table:table-cell>
              <table:table-cell office:value-type="float" office:value="1863.8">
                <text:p>1863.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6590.38">
                <text:p>6590.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5102.5">
                <text:p>5102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8631.14">
                <text:p>8631.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7460">
                <text:p>746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">
                <text:p>169</text:p>
              </table:table-cell>
              <table:table-cell office:value-type="float" office:value="3363.8">
                <text:p>3363.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8951.22">
                <text:p>8951.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12252.6">
                <text:p>12252.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7914.88">
                <text:p>7914.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3">
                <text:p>173</text:p>
              </table:table-cell>
              <table:table-cell office:value-type="float" office:value="1481.14">
                <text:p>1481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F1F7E11A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02cm" svg:y="0.316cm" chart:style-name="ch2">
          <text:p>BACKTRACKING 4-Color</text:p>
        </chart:title>
        <chart:legend chart:legend-position="end" svg:x="12.646cm" svg:y="4.195cm" style:legend-expansion="high" chart:style-name="ch3"/>
        <chart:plot-area chart:style-name="ch4" table:cell-range-address="Sheet1.A1:Sheet1.B172" chart:data-source-has-labels="row" svg:x="0.32cm" svg:y="1.327cm" svg:width="12.006cm" svg:height="7.493cm">
          <chartooo:coordinate-region svg:x="0.98cm" svg:y="1.532cm" svg:width="11.038cm" svg:height="6.629cm"/>
          <chart:axis chart:dimension="x" chart:name="primary-x" chart:style-name="ch5"/>
          <chart:axis chart:dimension="y" chart:name="primary-y" chart:style-name="ch5"/>
          <chart:series chart:style-name="ch6" chart:values-cell-range-address="Sheet1.B2:Sheet1.B172" chart:label-cell-address="Sheet1.B1:Sheet1.B1" chart:class="chart:scatter">
            <chart:domain table:cell-range-address="Sheet1.A2:Sheet1.A172"/>
            <chart:data-point chart:repeated="1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otal completed 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172</svg:desc>
                </draw:g>
              </table:table-cell>
              <table:table-cell office:value-type="float" office:value="10">
                <text:p>10</text:p>
                <draw:g>
                  <svg:desc>Sheet1.B2:Sheet1.B1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">
                <text:p>1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">
                <text:p>1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">
                <text:p>1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3">
                <text:p>173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